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5634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8091in"/>
    </style:style>
    <style:style style:name="co15" style:family="table-column">
      <style:table-column-properties fo:break-before="auto" style:column-width="0.5543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67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17in" fo:break-before="auto" style:use-optimal-row-height="true"/>
    </style:style>
    <style:style style:name="ro5" style:family="table-row">
      <style:table-row-properties style:row-height="0.5028in" fo:break-before="auto" style:use-optimal-row-height="true"/>
    </style:style>
    <style:style style:name="ro6" style:family="table-row">
      <style:table-row-properties style:row-height="1.1472in" fo:break-before="auto" style:use-optimal-row-height="true"/>
    </style:style>
    <style:style style:name="ro7" style:family="table-row">
      <style:table-row-properties style:row-height="0.8252in" fo:break-before="auto" style:use-optimal-row-height="true"/>
    </style:style>
    <style:style style:name="ro8" style:family="table-row">
      <style:table-row-properties style:row-height="0.3484in" fo:break-before="auto" style:use-optimal-row-height="true"/>
    </style:style>
    <style:style style:name="ro9" style:family="table-row">
      <style:table-row-properties style:row-height="0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ce45"/>
        <table:table-column table:style-name="co12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18" table:number-columns-repeated="977" table:default-cell-style-name="Default"/>
        <table:table-row table:style-name="ro1">
          <table:table-cell table:number-columns-repeated="2"/>
          <table:table-cell table:style-name="ce26"/>
          <table:table-cell table:style-name="ce30" table:number-columns-repeated="5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30" table:number-columns-repeated="34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6" office:value-type="string" calcext:value-type="string">
            <text:p>Supplier</text:p>
          </table:table-cell>
          <table:table-cell table:style-name="ce30" office:value-type="string" calcext:value-type="string">
            <text:p>Part Number</text:p>
          </table:table-cell>
          <table:table-cell table:style-name="ce30" office:value-type="string" calcext:value-type="string">
            <text:p>Used</text:p>
            <text:p>On</text:p>
            <text:p>RevC?</text:p>
          </table:table-cell>
          <table:table-cell table:style-name="ce30" office:value-type="string" calcext:value-type="string">
            <text:p>Tolerance</text:p>
            <text:p>%</text:p>
          </table:table-cell>
          <table:table-cell table:style-name="ce26" office:value-type="string" calcext:value-type="string">
            <text:p>Component</text:p>
            <text:p>Value</text:p>
          </table:table-cell>
          <table:table-cell table:style-name="ce30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30" office:value-type="string" calcext:value-type="string">
            <text:p>QTY</text:p>
            <text:p>Required</text:p>
            <text:p>For n LiBCMs</text:p>
          </table:table-cell>
          <table:table-cell table:style-name="ce30" office:value-type="string" calcext:value-type="string">
            <text:p>QTY on hand</text:p>
          </table:table-cell>
          <table:table-cell table:style-name="ce30" office:value-type="string" calcext:value-type="string">
            <text:p>Additional</text:p>
            <text:p>parts to Order for n</text:p>
            <text:p>LiBCMs</text:p>
          </table:table-cell>
          <table:table-cell table:style-name="ce30" office:value-type="string" calcext:value-type="string">
            <text:p>Need more</text:p>
            <text:p>for QTY6 protos?</text:p>
          </table:table-cell>
          <table:table-cell table:style-name="ce30" table:number-columns-repeated="30"/>
          <table:table-cell table:number-columns-repeated="977"/>
        </table:table-row>
        <table:table-row table:style-name="ro3">
          <table:table-cell table:style-name="ce11" office:value-type="string" calcext:value-type="string">
            <text:p>Pick &amp; Place</text:p>
          </table:table-cell>
          <table:table-cell/>
          <table:table-cell table:style-name="ce26"/>
          <table:table-cell table:style-name="ce30" table:number-columns-repeated="3"/>
          <table:table-cell table:style-name="ce26"/>
          <table:table-cell table:style-name="ce30"/>
          <table:table-cell table:style-name="ce57"/>
          <table:table-cell/>
          <table:table-cell table:style-name="ce41"/>
          <table:table-cell table:style-name="ce47" table:number-columns-repeated="2"/>
          <table:table-cell table:style-name="ce30" table:number-columns-repeated="34"/>
          <table:table-cell table:number-columns-repeated="97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 table:number-columns-repeated="2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11.93" calcext:value-type="currency">
            <text:p>$11.930</text:p>
          </table:table-cell>
          <table:table-cell table:style-name="ce64" table:formula="of:=[.K4]*[.J4]" office:value-type="currency" office:currency="USD" office:value="11.93" calcext:value-type="currency">
            <text:p>$11.93</text:p>
          </table:table-cell>
          <table:table-cell table:style-name="ce64" table:formula="of:=[.L4]*[.M$1]" office:value-type="currency" office:currency="USD" office:value="298.25" calcext:value-type="currency">
            <text:p>$298.25</text:p>
          </table:table-cell>
          <table:table-cell table:style-name="ce3" table:formula="of:=[.J4]*[.$M$1]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MAX(0;([.N4]-[.O4]))" office:value-type="float" office:value="25" calcext:value-type="float">
            <text:p>25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K6]*[.J6]" office:value-type="currency" office:currency="USD" office:value="0" calcext:value-type="currency">
            <text:p>$0.00</text:p>
          </table:table-cell>
          <table:table-cell table:style-name="ce48" table:formula="of:=[.L6]*[.M$1]" office:value-type="currency" office:currency="USD" office:value="0" calcext:value-type="currency">
            <text:p>$0.00</text:p>
          </table:table-cell>
          <table:table-cell table:style-name="ce14" table:formula="of:=[.J6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6]-[.O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 table:number-columns-repeated="2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K10]*[.J10]" office:value-type="currency" office:currency="USD" office:value="0.00544" calcext:value-type="currency">
            <text:p>$0.01</text:p>
          </table:table-cell>
          <table:table-cell table:style-name="ce48" table:formula="of:=[.L10]*[.M$1]" office:value-type="currency" office:currency="USD" office:value="0.136" calcext:value-type="currency">
            <text:p>$0.14</text:p>
          </table:table-cell>
          <table:table-cell table:style-name="ce14" table:formula="of:=[.J10]*[.$M$1]" office:value-type="float" office:value="25" calcext:value-type="float">
            <text:p>2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0]-[.O1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K11]*[.J11]" office:value-type="currency" office:currency="USD" office:value="0" calcext:value-type="currency">
            <text:p>$0.00</text:p>
          </table:table-cell>
          <table:table-cell table:style-name="ce48" table:formula="of:=[.L11]*[.M$1]" office:value-type="currency" office:currency="USD" office:value="0" calcext:value-type="currency">
            <text:p>$0.00</text:p>
          </table:table-cell>
          <table:table-cell table:style-name="ce14" table:formula="of:=[.J11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1]-[.O1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K12]*[.J12]" office:value-type="currency" office:currency="USD" office:value="0" calcext:value-type="currency">
            <text:p>$0.00</text:p>
          </table:table-cell>
          <table:table-cell table:style-name="ce48" table:formula="of:=[.L12]*[.M$1]" office:value-type="currency" office:currency="USD" office:value="0" calcext:value-type="currency">
            <text:p>$0.00</text:p>
          </table:table-cell>
          <table:table-cell table:style-name="ce14" table:formula="of:=[.J12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2]-[.O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K13]*[.J13]" office:value-type="currency" office:currency="USD" office:value="0" calcext:value-type="currency">
            <text:p>$0.00</text:p>
          </table:table-cell>
          <table:table-cell table:style-name="ce48" table:formula="of:=[.L13]*[.M$1]" office:value-type="currency" office:currency="USD" office:value="0" calcext:value-type="currency">
            <text:p>$0.00</text:p>
          </table:table-cell>
          <table:table-cell table:style-name="ce14" table:formula="of:=[.J13]*[.$M$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N13]-[.O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 table:number-columns-repeated="2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K14]*[.J14]" office:value-type="currency" office:currency="USD" office:value="0" calcext:value-type="currency">
            <text:p>$0.00</text:p>
          </table:table-cell>
          <table:table-cell table:style-name="ce48" table:formula="of:=[.L14]*[.M$1]" office:value-type="currency" office:currency="USD" office:value="0" calcext:value-type="currency">
            <text:p>$0.00</text:p>
          </table:table-cell>
          <table:table-cell table:style-name="ce14" table:formula="of:=[.J14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4]-[.O1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 table:number-columns-repeated="2"/>
          <table:table-cell table:style-name="ce33" office:value-type="string" calcext:value-type="string">
            <text:p>100p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39"/>
          <table:table-cell table:style-name="ce46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3311in" svg:y="2.5717in" draw:caption-point-x="-0.2402in" draw:caption-point-y="0.5945in">
              <dc:date>2021-09-17T00:00:00</dc:date>
              <text:p text:style-name="P1">Expensive due to 100 V rating. <text:s/>Replace with cheaper part on reorder</text:p>
            </office:annotation>
            <text:p>1276-2447-2-ND</text:p>
          </table:table-cell>
          <table:table-cell table:style-name="ce14" table:number-columns-repeated="2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K16]*[.J16]" office:value-type="currency" office:currency="USD" office:value="0" calcext:value-type="currency">
            <text:p>$0.00</text:p>
          </table:table-cell>
          <table:table-cell table:style-name="ce48" table:formula="of:=[.L16]*[.M$1]" office:value-type="currency" office:currency="USD" office:value="0" calcext:value-type="currency">
            <text:p>$0.00</text:p>
          </table:table-cell>
          <table:table-cell table:style-name="ce14" table:formula="of:=[.J16]*[.$M$1]" office:value-type="float" office:value="0" calcext:value-type="float">
            <text:p>0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table:formula="of:=MAX(0;([.N16]-[.O1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 table:number-columns-repeated="2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K17]*[.J17]" office:value-type="currency" office:currency="USD" office:value="0" calcext:value-type="currency">
            <text:p>$0.00</text:p>
          </table:table-cell>
          <table:table-cell table:style-name="ce48" table:formula="of:=[.L17]*[.M$1]" office:value-type="currency" office:currency="USD" office:value="0" calcext:value-type="currency">
            <text:p>$0.00</text:p>
          </table:table-cell>
          <table:table-cell table:style-name="ce14" table:formula="of:=[.J17]*[.$M$1]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table:formula="of:=MAX(0;([.N17]-[.O1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 table:number-columns-repeated="2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K18]*[.J18]" office:value-type="currency" office:currency="USD" office:value="0" calcext:value-type="currency">
            <text:p>$0.00</text:p>
          </table:table-cell>
          <table:table-cell table:style-name="ce48" table:formula="of:=[.L18]*[.M$1]" office:value-type="currency" office:currency="USD" office:value="0" calcext:value-type="currency">
            <text:p>$0.00</text:p>
          </table:table-cell>
          <table:table-cell table:style-name="ce14" table:formula="of:=[.J18]*[.$M$1]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18]-[.O1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 table:number-columns-repeated="2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K19]*[.J19]" office:value-type="currency" office:currency="USD" office:value="0" calcext:value-type="currency">
            <text:p>$0.00</text:p>
          </table:table-cell>
          <table:table-cell table:style-name="ce48" table:formula="of:=[.L19]*[.M$1]" office:value-type="currency" office:currency="USD" office:value="0" calcext:value-type="currency">
            <text:p>$0.00</text:p>
          </table:table-cell>
          <table:table-cell table:style-name="ce14" table:formula="of:=[.J19]*[.$M$1]" office:value-type="float" office:value="0" calcext:value-type="float">
            <text:p>0</text:p>
          </table:table-cell>
          <table:table-cell table:style-name="ce14" office:value-type="float" office:value="2050" calcext:value-type="float">
            <text:p>2050</text:p>
          </table:table-cell>
          <table:table-cell table:style-name="ce14" table:formula="of:=MAX(0;([.N19]-[.O1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  <text:p><text:span text:style-name="T2">DMP3099L</text:span></text:p>
          </table:table-cell>
          <table:table-cell table:style-name="ce31" table:number-columns-repeated="2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K20]*[.J20]" office:value-type="currency" office:currency="USD" office:value="3.0866" calcext:value-type="currency">
            <text:p>$3.09</text:p>
          </table:table-cell>
          <table:table-cell table:style-name="ce48" table:formula="of:=[.L20]*[.M$1]" office:value-type="currency" office:currency="USD" office:value="77.165" calcext:value-type="currency">
            <text:p>$77.17</text:p>
          </table:table-cell>
          <table:table-cell table:style-name="ce14" table:formula="of:=[.J20]*[.$M$1]" office:value-type="float" office:value="1525" calcext:value-type="float">
            <text:p>1525</text:p>
          </table:table-cell>
          <table:table-cell table:style-name="ce14" office:value-type="float" office:value="6000" calcext:value-type="float">
            <text:p>6000</text:p>
          </table:table-cell>
          <table:table-cell table:style-name="ce14" table:formula="of:=MAX(0;([.N20]-[.O2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 table:number-columns-repeated="2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K21]*[.J21]" office:value-type="currency" office:currency="USD" office:value="0.52217" calcext:value-type="currency">
            <text:p>$0.52</text:p>
          </table:table-cell>
          <table:table-cell table:style-name="ce48" table:formula="of:=[.L21]*[.M$1]" office:value-type="currency" office:currency="USD" office:value="13.05425" calcext:value-type="currency">
            <text:p>$13.05</text:p>
          </table:table-cell>
          <table:table-cell table:style-name="ce14" table:formula="of:=[.J21]*[.$M$1]" office:value-type="float" office:value="275" calcext:value-type="float">
            <text:p>2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21]-[.O2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14" table:number-columns-repeated="2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K22]*[.J22]" office:value-type="currency" office:currency="USD" office:value="0.891" calcext:value-type="currency">
            <text:p>$0.89</text:p>
          </table:table-cell>
          <table:table-cell table:style-name="ce48" table:formula="of:=[.L22]*[.M$1]" office:value-type="currency" office:currency="USD" office:value="22.275" calcext:value-type="currency">
            <text:p>$22.28</text:p>
          </table:table-cell>
          <table:table-cell table:style-name="ce14" table:formula="of:=[.J22]*[.$M$1]" office:value-type="float" office:value="225" calcext:value-type="float">
            <text:p>225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N22]-[.O2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 table:number-columns-repeated="2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K23]*[.J23]" office:value-type="currency" office:currency="USD" office:value="0.51075" calcext:value-type="currency">
            <text:p>$0.51</text:p>
          </table:table-cell>
          <table:table-cell table:style-name="ce48" table:formula="of:=[.L23]*[.M$1]" office:value-type="currency" office:currency="USD" office:value="12.76875" calcext:value-type="currency">
            <text:p>$12.77</text:p>
          </table:table-cell>
          <table:table-cell table:style-name="ce14" table:formula="of:=[.J23]*[.$M$1]" office:value-type="float" office:value="125" calcext:value-type="float">
            <text:p>125</text:p>
          </table:table-cell>
          <table:table-cell table:style-name="ce14" office:value-type="float" office:value="1025" calcext:value-type="float">
            <text:p>1025</text:p>
          </table:table-cell>
          <table:table-cell table:style-name="ce14" table:formula="of:=MAX(0;([.N23]-[.O2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 table:number-columns-repeated="2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K24]*[.J24]" office:value-type="currency" office:currency="USD" office:value="0.6966" calcext:value-type="currency">
            <text:p>$0.70</text:p>
          </table:table-cell>
          <table:table-cell table:style-name="ce48" table:formula="of:=[.L24]*[.M$1]" office:value-type="currency" office:currency="USD" office:value="17.415" calcext:value-type="currency">
            <text:p>$17.42</text:p>
          </table:table-cell>
          <table:table-cell table:style-name="ce14" table:formula="of:=[.J24]*[.$M$1]" office:value-type="float" office:value="125" calcext:value-type="float">
            <text:p>125</text:p>
          </table:table-cell>
          <table:table-cell table:style-name="ce14" office:value-type="float" office:value="525" calcext:value-type="float">
            <text:p>525</text:p>
          </table:table-cell>
          <table:table-cell table:style-name="ce14" table:formula="of:=MAX(0;([.N24]-[.O2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 table:number-columns-repeated="2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K25]*[.J25]" office:value-type="currency" office:currency="USD" office:value="0" calcext:value-type="currency">
            <text:p>$0.00</text:p>
          </table:table-cell>
          <table:table-cell table:style-name="ce48" table:formula="of:=[.L25]*[.M$1]" office:value-type="currency" office:currency="USD" office:value="0" calcext:value-type="currency">
            <text:p>$0.00</text:p>
          </table:table-cell>
          <table:table-cell table:style-name="ce14" table:formula="of:=[.J25]*[.$M$1]" office:value-type="float" office:value="0" calcext:value-type="float">
            <text:p>0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N25]-[.O2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​</text:p>
          </table:table-cell>
          <table:table-cell table:style-name="ce14" table:number-columns-repeated="2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39" office:value-type="string" calcext:value-type="string">
            <text:p>?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20HMS#PBF-ND</text:p>
          </table:table-cell>
          <table:table-cell table:style-name="ce14" table:number-columns-repeated="2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K27]*[.J27]" office:value-type="currency" office:currency="USD" office:value="5.0435" calcext:value-type="currency">
            <text:p>$5.04</text:p>
          </table:table-cell>
          <table:table-cell table:style-name="ce48" table:formula="of:=[.L27]*[.M$1]" office:value-type="currency" office:currency="USD" office:value="126.0875" calcext:value-type="currency">
            <text:p>$126.09</text:p>
          </table:table-cell>
          <table:table-cell table:style-name="ce14" table:formula="of:=[.J27]*[.$M$1]" office:value-type="float" office:value="25" calcext:value-type="float">
            <text:p>2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N27]-[.O2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 table:number-columns-repeated="2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K28]*[.J28]" office:value-type="currency" office:currency="USD" office:value="80.35" calcext:value-type="currency">
            <text:p>$80.35</text:p>
          </table:table-cell>
          <table:table-cell table:style-name="ce48" table:formula="of:=[.L28]*[.M$1]" office:value-type="currency" office:currency="USD" office:value="2008.75" calcext:value-type="currency">
            <text:p>$2,008.75</text:p>
          </table:table-cell>
          <table:table-cell table:style-name="ce14" table:formula="of:=[.J28]*[.$M$1]" office:value-type="float" office:value="125" calcext:value-type="float">
            <text:p>125</text:p>
          </table:table-cell>
          <table:table-cell table:style-name="ce14" office:value-type="float" office:value="510" calcext:value-type="float">
            <text:p>510</text:p>
          </table:table-cell>
          <table:table-cell table:style-name="ce14" table:formula="of:=MAX(0;([.N28]-[.O2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 table:number-columns-repeated="2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K29]*[.J29]" office:value-type="currency" office:currency="USD" office:value="2.0564" calcext:value-type="currency">
            <text:p>$2.06</text:p>
          </table:table-cell>
          <table:table-cell table:style-name="ce48" table:formula="of:=[.L29]*[.M$1]" office:value-type="currency" office:currency="USD" office:value="51.41" calcext:value-type="currency">
            <text:p>$51.41</text:p>
          </table:table-cell>
          <table:table-cell table:style-name="ce14" table:formula="of:=[.J29]*[.$M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29]-[.O2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 table:number-columns-repeated="2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K30]*[.J30]" office:value-type="currency" office:currency="USD" office:value="0.24416" calcext:value-type="currency">
            <text:p>$0.24</text:p>
          </table:table-cell>
          <table:table-cell table:style-name="ce48" table:formula="of:=[.L30]*[.M$1]" office:value-type="currency" office:currency="USD" office:value="6.104" calcext:value-type="currency">
            <text:p>$6.10</text:p>
          </table:table-cell>
          <table:table-cell table:style-name="ce14" table:formula="of:=[.J30]*[.$M$1]" office:value-type="float" office:value="50" calcext:value-type="float">
            <text:p>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table:formula="of:=MAX(0;([.N30]-[.O3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" table:number-columns-repeated="6"/>
          <table:table-cell table:style-name="ce36"/>
          <table:table-cell table:style-name="ce3" table:number-columns-repeated="1017"/>
        </table:table-row>
        <table:table-row table:style-name="ro5">
          <table:table-cell table:style-name="ce3" table:number-columns-repeated="6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4:.L30])" office:value-type="currency" office:currency="USD" office:value="105.33662" calcext:value-type="currency">
            <text:p>$105.34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6"/>
          <table:table-cell table:style-name="ce36"/>
          <table:table-cell table:style-name="ce3" table:number-columns-repeated="1017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 table:number-columns-repeated="2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K35]*[.J35]" office:value-type="currency" office:currency="USD" office:value="7.0692" calcext:value-type="currency">
            <text:p>$7.07</text:p>
          </table:table-cell>
          <table:table-cell table:style-name="ce48" table:formula="of:=[.L35]*[.M$1]" office:value-type="currency" office:currency="USD" office:value="176.73" calcext:value-type="currency">
            <text:p>$176.73</text:p>
          </table:table-cell>
          <table:table-cell table:style-name="ce14" table:formula="of:=[.J35]*[.$M$1]" office:value-type="float" office:value="50" calcext:value-type="float">
            <text:p>5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MAX(0;([.N35]-[.O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 table:number-columns-repeated="2"/>
          <table:table-cell table:style-name="ce22" office:value-type="string" calcext:value-type="string">
            <office:annotation draw:style-name="gr2" draw:text-style-name="P2" svg:width="1.1413in" svg:height="0.7083in" svg:x="8.6256in" svg:y="7.2661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K36]*[.J36]" office:value-type="currency" office:currency="USD" office:value="0.27128" calcext:value-type="currency">
            <text:p>$0.27</text:p>
          </table:table-cell>
          <table:table-cell table:style-name="ce48" table:formula="of:=[.L36]*[.M$1]" office:value-type="currency" office:currency="USD" office:value="6.782" calcext:value-type="currency">
            <text:p>$6.78</text:p>
          </table:table-cell>
          <table:table-cell table:style-name="ce14" table:formula="of:=[.J36]*[.$M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36]-[.O3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 table:number-columns-repeated="2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K37]*[.J37]" office:value-type="currency" office:currency="USD" office:value="0.1003" calcext:value-type="currency">
            <text:p>$0.10</text:p>
          </table:table-cell>
          <table:table-cell table:style-name="ce48" table:formula="of:=[.L37]*[.M$1]" office:value-type="currency" office:currency="USD" office:value="2.5075" calcext:value-type="currency">
            <text:p>$2.51</text:p>
          </table:table-cell>
          <table:table-cell table:style-name="ce14" table:formula="of:=[.J37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37]-[.O3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AP63205WU</text:p>
          </table:table-cell>
          <table:table-cell table:style-name="ce31" table:number-columns-repeated="2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K38]*[.J38]" office:value-type="currency" office:currency="USD" office:value="0.6095" calcext:value-type="currency">
            <text:p>$0.61</text:p>
          </table:table-cell>
          <table:table-cell table:style-name="ce48" table:formula="of:=[.L38]*[.M$1]" office:value-type="currency" office:currency="USD" office:value="15.2375" calcext:value-type="currency">
            <text:p>$15.24</text:p>
          </table:table-cell>
          <table:table-cell table:style-name="ce14" table:formula="of:=[.J38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38]-[.O3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35:.L38])+[.L32]" office:value-type="currency" office:currency="USD" office:value="113.3869" calcext:value-type="currency">
            <text:p>$113.39</text:p>
          </table:table-cell>
          <table:table-cell table:style-name="ce64"/>
          <table:table-cell table:style-name="ce3" table:number-columns-repeated="101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3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 table:number-columns-repeated="2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K43]*[.J43]" office:value-type="currency" office:currency="USD" office:value="0.8789" calcext:value-type="currency">
            <text:p>$0.88</text:p>
          </table:table-cell>
          <table:table-cell table:style-name="ce48" table:formula="of:=[.L43]*[.M$1]" office:value-type="currency" office:currency="USD" office:value="21.9725" calcext:value-type="currency">
            <text:p>$21.97</text:p>
          </table:table-cell>
          <table:table-cell table:style-name="ce14" table:formula="of:=[.J43]*[.$M$1]" office:value-type="float" office:value="25" calcext:value-type="float">
            <text:p>2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N43]-[.O4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 table:number-columns-repeated="2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K44]*[.J44]" office:value-type="currency" office:currency="USD" office:value="1.40472" calcext:value-type="currency">
            <text:p>$1.40</text:p>
          </table:table-cell>
          <table:table-cell table:style-name="ce48" table:formula="of:=[.L44]*[.M$1]" office:value-type="currency" office:currency="USD" office:value="35.118" calcext:value-type="currency">
            <text:p>$35.12</text:p>
          </table:table-cell>
          <table:table-cell table:style-name="ce14" table:formula="of:=[.J44]*[.$M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44]-[.O4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K45]*[.J45]" office:value-type="currency" office:currency="USD" office:value="1.0752" calcext:value-type="currency">
            <text:p>$1.08</text:p>
          </table:table-cell>
          <table:table-cell table:style-name="ce48" table:formula="of:=[.L45]*[.M$1]" office:value-type="currency" office:currency="USD" office:value="26.88" calcext:value-type="currency">
            <text:p>$26.88</text:p>
          </table:table-cell>
          <table:table-cell table:style-name="ce14" table:formula="of:=[.J45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5]-[.O4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K46]*[.J46]" office:value-type="currency" office:currency="USD" office:value="0.2644" calcext:value-type="currency">
            <text:p>$0.26</text:p>
          </table:table-cell>
          <table:table-cell table:style-name="ce48" table:formula="of:=[.L46]*[.M$1]" office:value-type="currency" office:currency="USD" office:value="6.61" calcext:value-type="currency">
            <text:p>$6.61</text:p>
          </table:table-cell>
          <table:table-cell table:style-name="ce14" table:formula="of:=[.J46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6]-[.O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​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K47]*[.J47]" office:value-type="currency" office:currency="USD" office:value="0" calcext:value-type="currency">
            <text:p>$0.00</text:p>
          </table:table-cell>
          <table:table-cell table:style-name="ce48" table:formula="of:=[.L47]*[.M$1]" office:value-type="currency" office:currency="USD" office:value="0" calcext:value-type="currency">
            <text:p>$0.00</text:p>
          </table:table-cell>
          <table:table-cell table:style-name="ce14" table:formula="of:=[.J47]*[.$M$1]" office:value-type="float" office:value="75" calcext:value-type="float">
            <text:p>75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N47]-[.O47]))" office:value-type="float" office:value="0" calcext:value-type="float">
            <text:p>0</text:p>
          </table:table-cell>
          <table:table-cell table:style-name="ce14" table:number-columns-repeated="100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K48]*[.J48]" office:value-type="currency" office:currency="USD" office:value="0.4068" calcext:value-type="currency">
            <text:p>$0.41</text:p>
          </table:table-cell>
          <table:table-cell table:style-name="ce48" table:formula="of:=[.L48]*[.M$1]" office:value-type="currency" office:currency="USD" office:value="10.17" calcext:value-type="currency">
            <text:p>$10.17</text:p>
          </table:table-cell>
          <table:table-cell table:style-name="ce14" table:formula="of:=[.J48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8]-[.O4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 table:number-columns-repeated="2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K49]*[.J49]" office:value-type="currency" office:currency="USD" office:value="8.064" calcext:value-type="currency">
            <text:p>$8.06</text:p>
          </table:table-cell>
          <table:table-cell table:style-name="ce48" table:formula="of:=[.L49]*[.M$1]" office:value-type="currency" office:currency="USD" office:value="201.6" calcext:value-type="currency">
            <text:p>$201.60</text:p>
          </table:table-cell>
          <table:table-cell table:style-name="ce14" table:formula="of:=[.J49]*[.$M$1]" office:value-type="float" office:value="75" calcext:value-type="float">
            <text:p>75</text:p>
          </table:table-cell>
          <table:table-cell table:style-name="ce14" office:value-type="float" office:value="353" calcext:value-type="float">
            <text:p>353</text:p>
          </table:table-cell>
          <table:table-cell table:style-name="ce14" table:formula="of:=MAX(0;([.N49]-[.O4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2" draw:text-style-name="P2" svg:width="1.1413in" svg:height="0.7083in" svg:x="6.3311in" svg:y="10.3984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14" table:number-columns-repeated="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K50]*[.J50]" office:value-type="currency" office:currency="USD" office:value="0.5863" calcext:value-type="currency">
            <text:p>$0.59</text:p>
          </table:table-cell>
          <table:table-cell table:style-name="ce48" table:formula="of:=[.L50]*[.M$1]" office:value-type="currency" office:currency="USD" office:value="14.6575" calcext:value-type="currency">
            <text:p>$14.66</text:p>
          </table:table-cell>
          <table:table-cell table:style-name="ce14" table:formula="of:=[.J50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50]-[.O5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K51]*[.J51]" office:value-type="currency" office:currency="USD" office:value="1.314" calcext:value-type="currency">
            <text:p>$1.31</text:p>
          </table:table-cell>
          <table:table-cell table:style-name="ce48" table:formula="of:=[.L51]*[.M$1]" office:value-type="currency" office:currency="USD" office:value="32.85" calcext:value-type="currency">
            <text:p>$32.85</text:p>
          </table:table-cell>
          <table:table-cell table:style-name="ce14" table:formula="of:=[.J51]*[.$M$1]" office:value-type="float" office:value="50" calcext:value-type="float">
            <text:p>50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table:formula="of:=MAX(0;([.N51]-[.O5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43:.L51])+[.L40]" office:value-type="currency" office:currency="USD" office:value="127.38122" calcext:value-type="currency">
            <text:p>$127.38</text:p>
          </table:table-cell>
          <table:table-cell table:style-name="ce64"/>
          <table:table-cell table:style-name="ce3" table:number-columns-repeated="101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text:p>EPM1210SJ</text:p>
          </table:table-cell>
          <table:table-cell table:style-name="ce31" table:number-columns-repeated="2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K56]*[.J56]" office:value-type="currency" office:currency="USD" office:value="5.01" calcext:value-type="currency">
            <text:p>$5.01</text:p>
          </table:table-cell>
          <table:table-cell table:style-name="ce48" table:formula="of:=[.L56]*[.M$1]" office:value-type="currency" office:currency="USD" office:value="125.25" calcext:value-type="currency">
            <text:p>$125.25</text:p>
          </table:table-cell>
          <table:table-cell table:style-name="ce14" table:formula="of:=[.J56]*[.$M$1]" office:value-type="float" office:value="25" calcext:value-type="float">
            <text:p>25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formula="of:=MAX(0;([.N56]-[.O5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K57]*[.J57]" office:value-type="currency" office:currency="USD" office:value="5.94" calcext:value-type="currency">
            <text:p>$5.94</text:p>
          </table:table-cell>
          <table:table-cell table:style-name="ce48" table:formula="of:=[.L57]*[.M$1]" office:value-type="currency" office:currency="USD" office:value="148.5" calcext:value-type="currency">
            <text:p>$148.50</text:p>
          </table:table-cell>
          <table:table-cell table:style-name="ce14" table:formula="of:=[.J57]*[.$M$1]" office:value-type="float" office:value="25" calcext:value-type="float">
            <text:p>2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formula="of:=MAX(0;([.N57]-[.O5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 table:number-columns-repeated="2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K58]*[.J58]" office:value-type="currency" office:currency="USD" office:value="1.2332" calcext:value-type="currency">
            <text:p>$1.23</text:p>
          </table:table-cell>
          <table:table-cell table:style-name="ce48" table:formula="of:=[.L58]*[.M$1]" office:value-type="currency" office:currency="USD" office:value="30.83" calcext:value-type="currency">
            <text:p>$30.83</text:p>
          </table:table-cell>
          <table:table-cell table:style-name="ce14" table:formula="of:=[.J58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58]-[.O5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K59]*[.J59]" office:value-type="currency" office:currency="USD" office:value="1.216" calcext:value-type="currency">
            <text:p>$1.22</text:p>
          </table:table-cell>
          <table:table-cell table:style-name="ce48" table:formula="of:=[.L59]*[.M$1]" office:value-type="currency" office:currency="USD" office:value="30.4" calcext:value-type="currency">
            <text:p>$30.40</text:p>
          </table:table-cell>
          <table:table-cell table:style-name="ce14" table:formula="of:=[.J59]*[.$M$1]" office:value-type="float" office:value="50" calcext:value-type="float">
            <text:p>5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MAX(0;([.N59]-[.O5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K60]*[.J60]" office:value-type="currency" office:currency="USD" office:value="8.00408" calcext:value-type="currency">
            <text:p>$8.00</text:p>
          </table:table-cell>
          <table:table-cell table:style-name="ce48" table:formula="of:=[.L60]*[.M$1]" office:value-type="currency" office:currency="USD" office:value="200.102" calcext:value-type="currency">
            <text:p>$200.10</text:p>
          </table:table-cell>
          <table:table-cell table:style-name="ce14" table:formula="of:=[.J60]*[.$M$1]" office:value-type="float" office:value="50" calcext:value-type="float">
            <text:p>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N60]-[.O6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K61]*[.J61]" office:value-type="currency" office:currency="USD" office:value="1.96448" calcext:value-type="currency">
            <text:p>$1.96</text:p>
          </table:table-cell>
          <table:table-cell table:style-name="ce48" table:formula="of:=[.L61]*[.M$1]" office:value-type="currency" office:currency="USD" office:value="49.112" calcext:value-type="currency">
            <text:p>$49.11</text:p>
          </table:table-cell>
          <table:table-cell table:style-name="ce14" table:formula="of:=[.J61]*[.$M$1]" office:value-type="float" office:value="175" calcext:value-type="float">
            <text:p>175</text:p>
          </table:table-cell>
          <table:table-cell table:style-name="ce14" office:value-type="float" office:value="1020" calcext:value-type="float">
            <text:p>1020</text:p>
          </table:table-cell>
          <table:table-cell table:style-name="ce14" table:formula="of:=MAX(0;([.N61]-[.O6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 table:number-columns-repeated="2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K62]*[.J62]" office:value-type="currency" office:currency="USD" office:value="1.32" calcext:value-type="currency">
            <text:p>$1.32</text:p>
          </table:table-cell>
          <table:table-cell table:style-name="ce48" table:formula="of:=[.L62]*[.M$1]" office:value-type="currency" office:currency="USD" office:value="33" calcext:value-type="currency">
            <text:p>$33.00</text:p>
          </table:table-cell>
          <table:table-cell table:style-name="ce14" table:formula="of:=[.J62]*[.$M$1]" office:value-type="float" office:value="50" calcext:value-type="float">
            <text:p>5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MAX(0;([.N62]-[.O6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 table:number-columns-repeated="2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K63]*[.J63]" office:value-type="currency" office:currency="USD" office:value="0.986" calcext:value-type="currency">
            <text:p>$0.99</text:p>
          </table:table-cell>
          <table:table-cell table:style-name="ce48" table:formula="of:=[.L63]*[.M$1]" office:value-type="currency" office:currency="USD" office:value="24.65" calcext:value-type="currency">
            <text:p>$24.65</text:p>
          </table:table-cell>
          <table:table-cell table:style-name="ce14" table:formula="of:=[.J63]*[.$M$1]" office:value-type="float" office:value="50" calcext:value-type="float">
            <text:p>50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table:formula="of:=MAX(0;([.N63]-[.O6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16136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T-1205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56:.L65])+[.L53]" office:value-type="currency" office:currency="USD" office:value="153.05498" calcext:value-type="currency">
            <text:p>$153.05</text:p>
          </table:table-cell>
          <table:table-cell table:style-name="ce64"/>
          <table:table-cell table:style-name="ce3" table:number-columns-repeated="101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</table:table-cell>
          <table:table-cell table:style-name="ce14" office:value-type="string" calcext:value-type="string">
            <text:p>MF60151VX-1000U-A99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K69]*[.J69]" office:value-type="currency" office:currency="USD" office:value="10.2" calcext:value-type="currency">
            <text:p>$10.20</text:p>
          </table:table-cell>
          <table:table-cell table:style-name="ce48" table:formula="of:=[.L69]*[.M$1]" office:value-type="currency" office:currency="USD" office:value="255" calcext:value-type="currency">
            <text:p>$255.00</text:p>
          </table:table-cell>
          <table:table-cell table:style-name="ce14" table:formula="of:=[.J69]*[.$M$1]" office:value-type="float" office:value="75" calcext:value-type="float">
            <text:p>75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formula="of:=MAX(0;([.N69]-[.O6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number-columns-repeated="2"/>
          <table:table-cell table:style-name="ce14"/>
          <table:table-cell table:style-name="ce14" office:value-type="float" office:value="100" calcext:value-type="float">
            <text:p>100</text:p>
          </table:table-cell>
          <table:table-cell table:style-name="ce14" table:number-columns-repeated="1009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4">0ADKC8000-BE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K72]*[.J72]" office:value-type="currency" office:currency="USD" office:value="1.9052" calcext:value-type="currency">
            <text:p>$1.91</text:p>
          </table:table-cell>
          <table:table-cell table:style-name="ce48" table:formula="of:=[.L72]*[.M$1]" office:value-type="currency" office:currency="USD" office:value="47.63" calcext:value-type="currency">
            <text:p>$47.63</text:p>
          </table:table-cell>
          <table:table-cell table:style-name="ce14" table:formula="of:=[.J72]*[.$M$1]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72]-[.O7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K73]*[.J73]" office:value-type="currency" office:currency="USD" office:value="3.5851" calcext:value-type="currency">
            <text:p>$3.59</text:p>
          </table:table-cell>
          <table:table-cell table:style-name="ce48" table:formula="of:=[.L73]*[.M$1]" office:value-type="currency" office:currency="USD" office:value="89.6275" calcext:value-type="currency">
            <text:p>$89.63</text:p>
          </table:table-cell>
          <table:table-cell table:style-name="ce14" table:formula="of:=[.J73]*[.$M$1]" office:value-type="float" office:value="25" calcext:value-type="float">
            <text:p>25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MAX(0;([.N73]-[.O7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K74]*[.J74]" office:value-type="currency" office:currency="USD" office:value="2.236" calcext:value-type="currency">
            <text:p>$2.24</text:p>
          </table:table-cell>
          <table:table-cell table:style-name="ce48" table:formula="of:=[.L74]*[.M$1]" office:value-type="currency" office:currency="USD" office:value="55.9" calcext:value-type="currency">
            <text:p>$55.90</text:p>
          </table:table-cell>
          <table:table-cell table:style-name="ce14" table:formula="of:=[.J74]*[.$M$1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N74]-[.O7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K75]*[.J75]" office:value-type="currency" office:currency="USD" office:value="34.31" calcext:value-type="currency">
            <text:p>$34.31</text:p>
          </table:table-cell>
          <table:table-cell table:style-name="ce48" table:formula="of:=[.L75]*[.M$1]" office:value-type="currency" office:currency="USD" office:value="857.75" calcext:value-type="currency">
            <text:p>$857.75</text:p>
          </table:table-cell>
          <table:table-cell table:style-name="ce14" table:formula="of:=[.J75]*[.$M$1]" office:value-type="float" office:value="25" calcext:value-type="float">
            <text:p>25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formula="of:=MAX(0;([.N75]-[.O7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15A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8" calcext:value-type="float">
            <text:p>8</text:p>
          </table:table-cell>
          <table:table-cell table:style-name="ce55" office:value-type="currency" office:currency="USD" office:value="0.14" calcext:value-type="currency">
            <text:p>$0.140</text:p>
          </table:table-cell>
          <table:table-cell table:style-name="ce64" table:formula="of:=[.K76]*[.J76]" office:value-type="currency" office:currency="USD" office:value="1.12" calcext:value-type="currency">
            <text:p>$1.12</text:p>
          </table:table-cell>
          <table:table-cell table:style-name="ce64" table:formula="of:=[.L76]*[.M$1]" office:value-type="currency" office:currency="USD" office:value="28" calcext:value-type="currency">
            <text:p>$28.00</text:p>
          </table:table-cell>
          <table:table-cell table:style-name="ce3" table:formula="of:=[.J76]*[.$M$1]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MAX(0;([.N76]-[.O76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GRN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7]*[.J77]" office:value-type="currency" office:currency="USD" office:value="0.62" calcext:value-type="currency">
            <text:p>$0.62</text:p>
          </table:table-cell>
          <table:table-cell table:style-name="ce64" table:formula="of:=[.L77]*[.M$1]" office:value-type="currency" office:currency="USD" office:value="15.5" calcext:value-type="currency">
            <text:p>$15.50</text:p>
          </table:table-cell>
          <table:table-cell table:style-name="ce3" table:formula="of:=[.J77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77]-[.O77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WHT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8]*[.J78]" office:value-type="currency" office:currency="USD" office:value="0.62" calcext:value-type="currency">
            <text:p>$0.62</text:p>
          </table:table-cell>
          <table:table-cell table:style-name="ce64" table:formula="of:=[.L78]*[.M$1]" office:value-type="currency" office:currency="USD" office:value="15.5" calcext:value-type="currency">
            <text:p>$15.50</text:p>
          </table:table-cell>
          <table:table-cell table:style-name="ce3" table:formula="of:=[.J78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78]-[.O78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BLK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9]*[.J79]" office:value-type="currency" office:currency="USD" office:value="0.62" calcext:value-type="currency">
            <text:p>$0.62</text:p>
          </table:table-cell>
          <table:table-cell table:style-name="ce64" table:formula="of:=[.L79]*[.M$1]" office:value-type="currency" office:currency="USD" office:value="15.5" calcext:value-type="currency">
            <text:p>$15.50</text:p>
          </table:table-cell>
          <table:table-cell table:style-name="ce3" table:formula="of:=[.J79]*[.$M$1]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MAX(0;([.N79]-[.O79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ORG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80]*[.J80]" office:value-type="currency" office:currency="USD" office:value="0.62" calcext:value-type="currency">
            <text:p>$0.62</text:p>
          </table:table-cell>
          <table:table-cell table:style-name="ce64" table:formula="of:=[.L80]*[.M$1]" office:value-type="currency" office:currency="USD" office:value="15.5" calcext:value-type="currency">
            <text:p>$15.50</text:p>
          </table:table-cell>
          <table:table-cell table:style-name="ce3" table:formula="of:=[.J80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80]-[.O80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K81]*[.J81]" office:value-type="currency" office:currency="USD" office:value="14.39" calcext:value-type="currency">
            <text:p>$14.39</text:p>
          </table:table-cell>
          <table:table-cell table:style-name="ce48" table:formula="of:=[.L81]*[.M$1]" office:value-type="currency" office:currency="USD" office:value="359.75" calcext:value-type="currency">
            <text:p>$359.75</text:p>
          </table:table-cell>
          <table:table-cell table:style-name="ce14" table:formula="of:=[.J81]*[.$M$1]" office:value-type="float" office:value="25" calcext:value-type="float">
            <text:p>2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MAX(0;([.N81]-[.O81]))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K82]*[.J82]" office:value-type="currency" office:currency="USD" office:value="1.08" calcext:value-type="currency">
            <text:p>$1.08</text:p>
          </table:table-cell>
          <table:table-cell table:style-name="ce48" table:formula="of:=[.L82]*[.M$1]" office:value-type="currency" office:currency="USD" office:value="27" calcext:value-type="currency">
            <text:p>$27.00</text:p>
          </table:table-cell>
          <table:table-cell table:style-name="ce14" table:formula="of:=[.J82]*[.$M$1]" office:value-type="float" office:value="150" calcext:value-type="float">
            <text:p>1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82]-[.O82]))" office:value-type="float" office:value="100" calcext:value-type="float">
            <text:p>10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K83]*[.J83]" office:value-type="currency" office:currency="USD" office:value="0.3" calcext:value-type="currency">
            <text:p>$0.30</text:p>
          </table:table-cell>
          <table:table-cell table:style-name="ce48" table:formula="of:=[.L83]*[.M$1]" office:value-type="currency" office:currency="USD" office:value="7.5" calcext:value-type="currency">
            <text:p>$7.50</text:p>
          </table:table-cell>
          <table:table-cell table:style-name="ce14" table:formula="of:=[.J83]*[.$M$1]" office:value-type="float" office:value="150" calcext:value-type="float">
            <text:p>1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3]-[.O83]))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K84]*[.J84]" office:value-type="currency" office:currency="USD" office:value="4.8" calcext:value-type="currency">
            <text:p>$4.80</text:p>
          </table:table-cell>
          <table:table-cell table:style-name="ce48" table:formula="of:=[.L84]*[.M$1]" office:value-type="currency" office:currency="USD" office:value="120" calcext:value-type="currency">
            <text:p>$120.00</text:p>
          </table:table-cell>
          <table:table-cell table:style-name="ce14" table:formula="of:=[.J84]*[.$M$1]" office:value-type="float" office:value="50" calcext:value-type="float">
            <text:p>50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MAX(0;([.N84]-[.O84]))" office:value-type="float" office:value="37" calcext:value-type="float">
            <text:p>37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K85]*[.J85]" office:value-type="currency" office:currency="USD" office:value="0.8" calcext:value-type="currency">
            <text:p>$0.80</text:p>
          </table:table-cell>
          <table:table-cell table:style-name="ce48" table:formula="of:=[.L85]*[.M$1]" office:value-type="currency" office:currency="USD" office:value="20" calcext:value-type="currency">
            <text:p>$20.00</text:p>
          </table:table-cell>
          <table:table-cell table:style-name="ce14" table:formula="of:=[.J85]*[.$M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85]-[.O85]))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K86]*[.J86]" office:value-type="currency" office:currency="USD" office:value="0.72" calcext:value-type="currency">
            <text:p>$0.72</text:p>
          </table:table-cell>
          <table:table-cell table:style-name="ce48" table:formula="of:=[.L86]*[.M$1]" office:value-type="currency" office:currency="USD" office:value="18" calcext:value-type="currency">
            <text:p>$18.00</text:p>
          </table:table-cell>
          <table:table-cell table:style-name="ce14" table:formula="of:=[.J86]*[.$M$1]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MAX(0;([.N86]-[.O86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2.9256in" svg:y="19.087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K87]*[.J87]" office:value-type="currency" office:currency="USD" office:value="0.201" calcext:value-type="currency">
            <text:p>$0.20</text:p>
          </table:table-cell>
          <table:table-cell table:style-name="ce48" table:formula="of:=[.L87]*[.M$1]" office:value-type="currency" office:currency="USD" office:value="5.025" calcext:value-type="currency">
            <text:p>$5.03</text:p>
          </table:table-cell>
          <table:table-cell table:style-name="ce14" table:formula="of:=[.J87]*[.$M$1]" office:value-type="float" office:value="75" calcext:value-type="float">
            <text:p>75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formula="of:=MAX(0;([.N87]-[.O8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K88]*[.J88]" office:value-type="currency" office:currency="USD" office:value="0.4495" calcext:value-type="currency">
            <text:p>$0.45</text:p>
          </table:table-cell>
          <table:table-cell table:style-name="ce48" table:formula="of:=[.L88]*[.M$1]" office:value-type="currency" office:currency="USD" office:value="11.2375" calcext:value-type="currency">
            <text:p>$11.24</text:p>
          </table:table-cell>
          <table:table-cell table:style-name="ce14" table:formula="of:=[.J88]*[.$M$1]" office:value-type="float" office:value="125" calcext:value-type="float">
            <text:p>1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8]-[.O88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K89]*[.J89]" office:value-type="currency" office:currency="USD" office:value="1.2588" calcext:value-type="currency">
            <text:p>$1.26</text:p>
          </table:table-cell>
          <table:table-cell table:style-name="ce48" table:formula="of:=[.L89]*[.M$1]" office:value-type="currency" office:currency="USD" office:value="31.47" calcext:value-type="currency">
            <text:p>$31.47</text:p>
          </table:table-cell>
          <table:table-cell table:style-name="ce14" table:formula="of:=[.J89]*[.$M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9]-[.O89]))" office:value-type="float" office:value="200" calcext:value-type="float">
            <text:p>20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2" draw:text-style-name="P2" svg:width="1.1413in" svg:height="0.7083in" svg:x="2.9256in" svg:y="19.6272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K91]*[.J91]" office:value-type="currency" office:currency="USD" office:value="0.29" calcext:value-type="currency">
            <text:p>$0.29</text:p>
          </table:table-cell>
          <table:table-cell table:style-name="ce48" table:formula="of:=[.L91]*[.M$1]" office:value-type="currency" office:currency="USD" office:value="7.25" calcext:value-type="currency">
            <text:p>$7.25</text:p>
          </table:table-cell>
          <table:table-cell table:style-name="ce14" table:formula="of:=[.J91]*[.$M$1]" office:value-type="float" office:value="725" calcext:value-type="float">
            <text:p>7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MAX(0;([.N91]-[.O91]))" office:value-type="float" office:value="575" calcext:value-type="float">
            <text:p>5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K92]*[.J92]" office:value-type="currency" office:currency="USD" office:value="0.6098" calcext:value-type="currency">
            <text:p>$0.61</text:p>
          </table:table-cell>
          <table:table-cell table:style-name="ce48" table:formula="of:=[.L92]*[.M$1]" office:value-type="currency" office:currency="USD" office:value="15.245" calcext:value-type="currency">
            <text:p>$15.25</text:p>
          </table:table-cell>
          <table:table-cell table:style-name="ce14" table:formula="of:=[.J92]*[.$M$1]" office:value-type="float" office:value="250" calcext:value-type="float">
            <text:p>2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92]-[.O9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K93]*[.J93]" office:value-type="currency" office:currency="USD" office:value="0.35" calcext:value-type="currency">
            <text:p>$0.35</text:p>
          </table:table-cell>
          <table:table-cell table:style-name="ce48" table:formula="of:=[.L93]*[.M$1]" office:value-type="currency" office:currency="USD" office:value="8.75" calcext:value-type="currency">
            <text:p>$8.75</text:p>
          </table:table-cell>
          <table:table-cell table:style-name="ce14" table:formula="of:=[.J93]*[.$M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93]-[.O93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 table:style-name="ce14" table:number-columns-repeated="101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 table:number-columns-repeated="2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K95]*[.J95]" office:value-type="currency" office:currency="USD" office:value="2.071" calcext:value-type="currency">
            <text:p>$2.07</text:p>
          </table:table-cell>
          <table:table-cell table:style-name="ce48" table:formula="of:=[.L95]*[.M$1]" office:value-type="currency" office:currency="USD" office:value="51.775" calcext:value-type="currency">
            <text:p>$51.78</text:p>
          </table:table-cell>
          <table:table-cell table:style-name="ce14" table:formula="of:=[.J95]*[.$M$1]" office:value-type="float" office:value="125" calcext:value-type="float">
            <text:p>125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table:formula="of:=MAX(0;([.N95]-[.O9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Acrylic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6" calcext:value-type="currency">
            <text:p>$6.000</text:p>
          </table:table-cell>
          <table:table-cell table:style-name="ce64" table:formula="of:=[.K96]*[.J96]" office:value-type="currency" office:currency="USD" office:value="6" calcext:value-type="currency">
            <text:p>$6.00</text:p>
          </table:table-cell>
          <table:table-cell table:style-name="ce64" table:formula="of:=[.L96]*[.M$1]" office:value-type="currency" office:currency="USD" office:value="150" calcext:value-type="currency">
            <text:p>$150.00</text:p>
          </table:table-cell>
          <table:table-cell table:style-name="ce3" table:formula="of:=[.J96]*[.$M$1]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N96]-[.O96]))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K97]*[.J97]" office:value-type="currency" office:currency="USD" office:value="27.15" calcext:value-type="currency">
            <text:p>$27.15</text:p>
          </table:table-cell>
          <table:table-cell table:style-name="ce48" table:formula="of:=[.L97]*[.M$1]" office:value-type="currency" office:currency="USD" office:value="678.75" calcext:value-type="currency">
            <text:p>$678.75</text:p>
          </table:table-cell>
          <table:table-cell table:style-name="ce14" table:formula="of:=[.J97]*[.$M$1]" office:value-type="float" office:value="75" calcext:value-type="float">
            <text:p>75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formula="of:=MAX(0;([.N97]-[.O9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Nut (GRY)</text:p>
          </table:table-cell>
          <table:table-cell table:style-name="ce16" office:value-type="string" calcext:value-type="string">
            <text:p>Amazon</text:p>
          </table:table-cell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RED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BLK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WHT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GRN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Ring – LiBCM Power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27083-ND (works, meh)</text:p>
            <text:p>277-11172-ND (ideal)</text:p>
            <text:p>A27073-ND (on order)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K104]*[.J104]" office:value-type="currency" office:currency="USD" office:value="3.94296" calcext:value-type="currency">
            <text:p>$3.94</text:p>
          </table:table-cell>
          <table:table-cell table:style-name="ce48" table:formula="of:=[.L104]*[.M$1]" office:value-type="currency" office:currency="USD" office:value="98.574" calcext:value-type="currency">
            <text:p>$98.57</text:p>
          </table:table-cell>
          <table:table-cell table:style-name="ce14" table:formula="of:=[.J104]*[.$M$1]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MAX(0;([.N104]-[.O10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K105]*[.J105]" office:value-type="currency" office:currency="USD" office:value="1.0488" calcext:value-type="currency">
            <text:p>$1.05</text:p>
          </table:table-cell>
          <table:table-cell table:style-name="ce48" table:formula="of:=[.L105]*[.M$1]" office:value-type="currency" office:currency="USD" office:value="26.22" calcext:value-type="currency">
            <text:p>$26.22</text:p>
          </table:table-cell>
          <table:table-cell table:style-name="ce14" table:formula="of:=[.J105]*[.$M$1]" office:value-type="float" office:value="50" calcext:value-type="float">
            <text:p>5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105]-[.O10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K106]*[.J106]" office:value-type="currency" office:currency="USD" office:value="2.1488" calcext:value-type="currency">
            <text:p>$2.15</text:p>
          </table:table-cell>
          <table:table-cell table:style-name="ce48" table:formula="of:=[.L106]*[.M$1]" office:value-type="currency" office:currency="USD" office:value="53.72" calcext:value-type="currency">
            <text:p>$53.72</text:p>
          </table:table-cell>
          <table:table-cell table:style-name="ce14" table:formula="of:=[.J106]*[.$M$1]" office:value-type="float" office:value="50" calcext:value-type="float">
            <text:p>5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106]-[.O10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/(25*12/73)" office:value-type="float" office:value="0.243333333333333" calcext:value-type="float">
            <office:annotation draw:style-name="gr2" draw:text-style-name="P2" svg:width="1.1413in" svg:height="0.7083in" svg:x="10.0748in" svg:y="22.9673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K107]*[.J107]" office:value-type="currency" office:currency="USD" office:value="3.64756666666667" calcext:value-type="currency">
            <text:p>$3.65</text:p>
          </table:table-cell>
          <table:table-cell table:style-name="ce48" table:formula="of:=[.L107]*[.M$1]" office:value-type="currency" office:currency="USD" office:value="91.1891666666667" calcext:value-type="currency">
            <text:p>$91.19</text:p>
          </table:table-cell>
          <table:table-cell table:style-name="ce14" table:formula="of:=[.J107]*[.$M$1]" office:value-type="float" office:value="6.08333333333333" calcext:value-type="float">
            <text:p>6.0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MAX(0;([.N107]-[.O107]))" office:value-type="float" office:value="4.08333333333333" calcext:value-type="float">
            <text:p>4.08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2.9256in" svg:y="23.1339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 table:number-columns-repeated="2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/(500*12/86)" office:value-type="float" office:value="0.0143333333333333" calcext:value-type="float">
            <office:annotation draw:style-name="gr2" draw:text-style-name="P2" svg:width="1.1413in" svg:height="0.7083in" svg:x="10.0748in" svg:y="23.1457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K108]*[.J108]" office:value-type="currency" office:currency="USD" office:value="8.21128" calcext:value-type="currency">
            <text:p>$8.21</text:p>
          </table:table-cell>
          <table:table-cell table:style-name="ce48" table:formula="of:=[.L108]*[.M$1]" office:value-type="currency" office:currency="USD" office:value="205.282" calcext:value-type="currency">
            <text:p>$205.28</text:p>
          </table:table-cell>
          <table:table-cell table:style-name="ce14" table:formula="of:=[.J108]*[.$M$1]" office:value-type="float" office:value="0.358333333333333" calcext:value-type="float">
            <text:p>0.36</text:p>
          </table:table-cell>
          <table:table-cell table:style-name="ce14" table:formula="of:=50/500" office:value-type="float" office:value="0.1" calcext:value-type="float">
            <text:p>0.1</text:p>
          </table:table-cell>
          <table:table-cell table:style-name="ce14" table:formula="of:=MAX(0;([.N108]-[.O108]))" office:value-type="float" office:value="0.258333333333333" calcext:value-type="float">
            <text:p>0.26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3311in" svg:y="23.9772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K109]*[.J109]" office:value-type="currency" office:currency="USD" office:value="4.24" calcext:value-type="currency">
            <text:p>$4.24</text:p>
          </table:table-cell>
          <table:table-cell table:style-name="ce48" table:formula="of:=[.L109]*[.M$1]" office:value-type="currency" office:currency="USD" office:value="106" calcext:value-type="currency">
            <text:p>$106.00</text:p>
          </table:table-cell>
          <table:table-cell table:style-name="ce14" table:formula="of:=[.J109]*[.$M$1]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109]-[.O109]))" office:value-type="float" office:value="0" calcext:value-type="float">
            <text:p>0</text:p>
          </table:table-cell>
          <table:table-cell table:style-name="ce14" table:number-columns-repeated="100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3311in" svg:y="24.1551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K110]*[.J110]" office:value-type="currency" office:currency="USD" office:value="4.52" calcext:value-type="currency">
            <text:p>$4.52</text:p>
          </table:table-cell>
          <table:table-cell table:style-name="ce48" table:formula="of:=[.L110]*[.M$1]" office:value-type="currency" office:currency="USD" office:value="113" calcext:value-type="currency">
            <text:p>$113.00</text:p>
          </table:table-cell>
          <table:table-cell table:style-name="ce14" table:formula="of:=[.J110]*[.$M$1]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110]-[.O110]))" office:value-type="float" office:value="0" calcext:value-type="float">
            <text:p>0</text:p>
          </table:table-cell>
          <table:table-cell table:style-name="ce14" table:number-columns-repeated="100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K111]*[.J111]" office:value-type="currency" office:currency="USD" office:value="0.6654" calcext:value-type="currency">
            <text:p>$0.67</text:p>
          </table:table-cell>
          <table:table-cell table:style-name="ce48" table:formula="of:=[.L111]*[.M$1]" office:value-type="currency" office:currency="USD" office:value="16.635" calcext:value-type="currency">
            <text:p>$16.64</text:p>
          </table:table-cell>
          <table:table-cell table:style-name="ce14" table:formula="of:=[.J111]*[.$M$1]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N111]-[.O11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K112]*[.J112]" office:value-type="currency" office:currency="USD" office:value="0.4942" calcext:value-type="currency">
            <text:p>$0.49</text:p>
          </table:table-cell>
          <table:table-cell table:style-name="ce48" table:formula="of:=[.L112]*[.M$1]" office:value-type="currency" office:currency="USD" office:value="12.355" calcext:value-type="currency">
            <text:p>$12.36</text:p>
          </table:table-cell>
          <table:table-cell table:style-name="ce14" table:formula="of:=[.J112]*[.$M$1]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N112]-[.O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8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4">71600-020LF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K113]*[.J113]" office:value-type="currency" office:currency="USD" office:value="1.05852" calcext:value-type="currency">
            <text:p>$1.06</text:p>
          </table:table-cell>
          <table:table-cell table:style-name="ce48" table:formula="of:=[.L113]*[.M$1]" office:value-type="currency" office:currency="USD" office:value="26.463" calcext:value-type="currency">
            <text:p>$26.46</text:p>
          </table:table-cell>
          <table:table-cell table:style-name="ce14" table:formula="of:=[.J113]*[.$M$1]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N113]-[.O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8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4">71600-014LF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K114]*[.J114]" office:value-type="currency" office:currency="USD" office:value="1.2726" calcext:value-type="currency">
            <text:p>$1.27</text:p>
          </table:table-cell>
          <table:table-cell table:style-name="ce48" table:formula="of:=[.L114]*[.M$1]" office:value-type="currency" office:currency="USD" office:value="31.815" calcext:value-type="currency">
            <text:p>$31.82</text:p>
          </table:table-cell>
          <table:table-cell table:style-name="ce14" table:formula="of:=[.J114]*[.$M$1]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N114]-[.O11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ring terminal</text:p>
          </table:table-cell>
          <table:table-cell table:style-name="ce3" table:number-columns-repeated="102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RED cable</text:p>
          </table:table-cell>
          <table:table-cell table:style-name="ce3" table:number-columns-repeated="102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BLK cable</text:p>
          </table:table-cell>
          <table:table-cell table:style-name="ce3" table:number-columns-repeated="102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1/8" conduit – 100’ length</text:p>
          </table:table-cell>
          <table:table-cell table:style-name="ce3" table:number-columns-repeated="4"/>
          <table:table-cell table:style-name="ce3" office:value-type="string" calcext:value-type="string">
            <text:p>hand</text:p>
          </table:table-cell>
          <table:table-cell table:style-name="ce3" table:formula="of:=1/(100*12/33)" office:value-type="float" office:value="0.0275" calcext:value-type="float">
            <office:annotation draw:style-name="gr2" draw:text-style-name="P2" svg:width="1.1413in" svg:height="0.7083in" svg:x="10.0748in" svg:y="25.9118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55" table:formula="of:=8.99" office:value-type="currency" office:currency="USD" office:value="8.99" calcext:value-type="currency">
            <text:p>$8.990</text:p>
          </table:table-cell>
          <table:table-cell table:style-name="ce64" table:formula="of:=[.K118]*[.J118]" office:value-type="currency" office:currency="USD" office:value="0.247225" calcext:value-type="currency">
            <text:p>$0.25</text:p>
          </table:table-cell>
          <table:table-cell table:style-name="ce64" table:formula="of:=[.L118]*[.M$1]" office:value-type="currency" office:currency="USD" office:value="6.180625" calcext:value-type="currency">
            <text:p>$6.18</text:p>
          </table:table-cell>
          <table:table-cell table:style-name="ce3" table:formula="of:=[.J118]*[.$M$1]" office:value-type="float" office:value="0.6875" calcext:value-type="float">
            <text:p>0.6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MAX(0;([.N118]-[.O118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MCM'E'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¼" conduit nonslit – 25’ length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table:formula="of:=1/(25*12/17)" office:value-type="float" office:value="0.0566666666666667" calcext:value-type="float">
            <office:annotation draw:style-name="gr2" draw:text-style-name="P2" svg:width="1.1413in" svg:height="0.7083in" svg:x="10.0748in" svg:y="26.0902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55" office:value-type="currency" office:currency="USD" office:value="11" calcext:value-type="currency">
            <text:p>$11.000</text:p>
          </table:table-cell>
          <table:table-cell table:style-name="ce64" table:formula="of:=[.K119]*[.J119]" office:value-type="currency" office:currency="USD" office:value="0.623333333333333" calcext:value-type="currency">
            <text:p>$0.62</text:p>
          </table:table-cell>
          <table:table-cell table:style-name="ce64" table:formula="of:=[.L119]*[.M$1]" office:value-type="currency" office:currency="USD" office:value="15.5833333333333" calcext:value-type="currency">
            <text:p>$15.58</text:p>
          </table:table-cell>
          <table:table-cell table:style-name="ce3" table:formula="of:=[.J119]*[.$M$1]" office:value-type="float" office:value="1.41666666666667" calcext:value-type="float">
            <text:p>1.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N119]-[.O119]))" office:value-type="float" office:value="0.416666666666667" calcext:value-type="float">
            <text:p>0.42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07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69:.L119])+[.L66]" office:value-type="currency" office:currency="USD" office:value="301.482065" calcext:value-type="currency">
            <text:p>$301.48</text:p>
          </table:table-cell>
          <table:table-cell table:style-name="ce64"/>
          <table:table-cell table:style-name="ce3" table:number-columns-repeated="101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54" office:value-type="string" calcext:value-type="string">
            <text:p>$/LiBCM: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BOM</text:p>
          </table:table-cell>
          <table:table-cell table:style-name="ce64" table:formula="of:=[.L121]" office:value-type="currency" office:currency="USD" office:value="301.482065" calcext:value-type="currency">
            <text:p>$301.48</text:p>
          </table:table-cell>
          <table:table-cell table:style-name="ce64"/>
          <table:table-cell table:style-name="ce3" table:number-columns-repeated="101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L125]*(0.0925+0.111)" office:value-type="currency" office:currency="USD" office:value="61.3516002275" calcext:value-type="currency">
            <text:p>$61.35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101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Labor</text:p>
            <text:p>(ATX)</text:p>
          </table:table-cell>
          <table:table-cell table:style-name="ce3" table:formula="of:=25*4" office:value-type="float" office:value="100" calcext:value-type="float">
            <text:p>100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60" office:value-type="string" calcext:value-type="string">
            <text:p>NRE</text:p>
          </table:table-cell>
          <table:table-cell table:style-name="ce64" table:formula="of:=[.G157]" office:value-type="currency" office:currency="USD" office:value="32.962875" calcext:value-type="currency">
            <text:p>$32.96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L125:.L128])" office:value-type="currency" office:currency="USD" office:value="495.7965402275" calcext:value-type="currency">
            <text:p>$495.80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101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 table:number-columns-repeated="2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050" calcext:value-type="currency">
            <text:p>$1,050.00</text:p>
          </table:table-cell>
          <table:table-cell table:style-name="ce64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 table:number-columns-repeated="2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 table:number-columns-repeated="2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L131]-[.L129]" office:value-type="currency" office:currency="USD" office:value="554.2034597725" calcext:value-type="currency">
            <text:p>$554.20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 table:number-columns-repeated="2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 table:number-columns-repeated="2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 table:number-columns-repeated="2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 table:number-columns-repeated="2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 table:number-columns-repeated="2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 table:number-columns-repeated="2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 table:number-columns-repeated="2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 table:number-columns-repeated="2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 table:number-columns-repeated="2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 table:number-columns-repeated="2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 table:number-columns-repeated="2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 table:number-columns-repeated="2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 table:number-columns-repeated="2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 table:number-columns-repeated="2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9">
          <table:table-cell table:style-name="ce3" table:number-columns-repeated="3"/>
          <table:table-cell table:style-name="ce3" office:value-type="string" calcext:value-type="string">
            <text:p>Solder paste</text:p>
            <text:p>-KE1816-ND</text:p>
            <text:p>-TS391AX500C-ND</text:p>
          </table:table-cell>
          <table:table-cell table:style-name="ce3" table:number-columns-repeated="2"/>
          <table:table-cell table:style-name="ce38" office:value-type="currency" office:currency="USD" office:value="128.93" calcext:value-type="currency">
            <text:p>$128.9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-473-4223F-55ML-ND</text:p>
          </table:table-cell>
          <table:table-cell table:style-name="ce3" table:number-columns-repeated="2"/>
          <table:table-cell table:style-name="ce38" office:value-type="currency" office:currency="USD" office:value="15.55" calcext:value-type="currency">
            <text:p>$15.5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 table:number-rows-repeated="5">
          <table:table-cell table:style-name="ce3" table:number-columns-repeated="6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 table:number-columns-repeated="2"/>
          <table:table-cell table:style-name="ce38" table:formula="of:=SUM([.G132:.G154])" office:value-type="currency" office:currency="USD" office:value="1648.14375" calcext:value-type="currency">
            <text:p>$1,648.1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6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 table:number-columns-repeated="2"/>
          <table:table-cell table:style-name="ce38" table:formula="of:=[.G155]/50" office:value-type="currency" office:currency="USD" office:value="32.962875" calcext:value-type="currency">
            <text:p>$32.9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1011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CB@SMT" table:style-name="ta1">
        <table:table-column table:style-name="co18" table:number-columns-repeated="55" table:default-cell-style-name="Default"/>
        <table:table-row table:style-name="ro3">
          <table:table-cell/>
          <table:table-cell table:style-name="ce30"/>
          <table:table-cell table:style-name="ce26"/>
          <table:table-cell table:style-name="ce30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30"/>
          <table:table-cell table:style-name="ce57"/>
          <table:table-cell table:style-name="ce30" table:number-columns-repeated="2"/>
          <table:table-cell table:style-name="ce57"/>
          <table:table-cell table:style-name="ce30"/>
          <table:table-cell table:style-name="ce57"/>
          <table:table-cell table:style-name="ce30" table:number-columns-repeated="2"/>
          <table:table-cell table:style-name="ce73" table:number-columns-repeated="2"/>
          <table:table-cell table:style-name="ce30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1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1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8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8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H7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21:10:10.117943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18T03:58:32.238617799</dc:date>
    <meta:generator>LibreOffice/7.0.1.2$MacOSX_X86_64 LibreOffice_project/7cbcfc562f6eb6708b5ff7d7397325de9e764452</meta:generator>
    <meta:editing-duration>P2DT9H58M17S</meta:editing-duration>
    <meta:editing-cycles>145</meta:editing-cycles>
    <meta:document-statistic meta:table-count="5" meta:cell-count="1279" meta:object-count="0"/>
  </office:meta>
</office:document-meta>
</file>